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2ecef" draw:fill-color="#dcf0ff" draw:textarea-horizontal-align="justify" draw:textarea-vertical-align="middle" draw:auto-grow-height="false" fo:min-height="7.88cm" fo:min-width="27.5cm" loext:decorative="false"/>
    </style:style>
    <style:style style:name="gr2" style:family="graphic" style:parent-style-name="standard">
      <style:graphic-properties svg:stroke-color="#3465a4" draw:fill-color="#83caff" draw:textarea-horizontal-align="justify" draw:textarea-vertical-align="middle" draw:auto-grow-height="false" fo:min-height="2.444cm" fo:min-width="3.092cm" draw:shadow="visible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color="#004586"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pr1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3-title">
      <style:graphic-properties draw:auto-grow-height="true" fo:min-height="1.423cm" loext:decorative="false"/>
      <style:paragraph-properties style:writing-mode="lr-tb"/>
    </style:style>
    <style:style style:name="pr3" style:family="presentation" style:parent-style-name="Forestbird3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dcf0ff"/>
      <style:paragraph-properties fo:text-align="center"/>
      <style:text-properties fo:color="#004586" loext:opacity="100%"/>
    </style:style>
    <style:style style:name="P2" style:family="paragraph">
      <style:text-properties fo:color="#ff420e" loext:opacity="100%"/>
    </style:style>
    <style:style style:name="P3" style:family="paragraph">
      <style:paragraph-properties fo:text-align="center"/>
      <style:text-properties fo:color="#004586" loext:opacity="100%"/>
    </style:style>
    <style:style style:name="P4" style:family="paragraph">
      <loext:graphic-properties draw:fill-color="#83caff"/>
      <style:paragraph-properties fo:text-align="center" style:writing-mode="lr-tb"/>
      <style:text-properties fo:color="#004586" loext:opacity="100%"/>
    </style:style>
    <style:style style:name="P5" style:family="paragraph">
      <loext:graphic-properties draw:fill="none"/>
      <style:paragraph-properties fo:text-align="center"/>
      <style:text-properties fo:color="#004586" loext:opacity="100%"/>
    </style:style>
    <style:style style:name="P6" style:family="paragraph">
      <loext:graphic-properties draw:fill="none" draw:fill-color="#ffffff"/>
      <style:text-properties fo:color="#4bb2ff" loext:opacity="100%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4bb2ff" loext:opacity="100%" fo:font-size="18pt" style:font-size-asian="18pt" style:font-size-complex="18pt"/>
    </style:style>
    <style:style style:name="P9" style:family="paragraph">
      <loext:graphic-properties draw:fill-color="#ffffff"/>
    </style:style>
    <style:style style:name="T1" style:family="text">
      <style:text-properties fo:color="#ff420e" loext:opacity="100%"/>
    </style:style>
    <style:style style:name="T2" style:family="text">
      <style:text-properties fo:color="#004586" loext:opacity="100%"/>
    </style:style>
    <style:style style:name="T3" style:family="text">
      <style:text-properties fo:color="#4bb2ff" loext:opacity="100%"/>
    </style:style>
    <style:style style:name="T4" style:family="text">
      <style:text-properties fo:color="#4bb2ff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3" presentation:presentation-page-layout-name="AL1T1">
        <office:forms form:automatic-focus="false" form:apply-design-mode="false"/>
        <draw:custom-shape draw:style-name="gr1" draw:text-style-name="P1" draw:layer="layout" svg:width="28cm" svg:height="8.13cm" svg:x="0cm" svg:y="7.6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cm" svg:height="2.5cm" svg:x="1.5cm" svg:y="0.5cm" presentation:class="title">
          <draw:text-box>
            <text:p><text:span text:style-name="T1">BCR Robot State Machine</text:span></text:p>
          </draw:text-box>
        </draw:frame>
        <draw:custom-shape draw:style-name="gr2" draw:text-style-name="P4" draw:layer="layout" svg:width="5.08cm" svg:height="3.81cm" svg:x="3.81cm" svg:y="5.715cm">
          <text:p text:style-name="P3"><text:span text:style-name="T2">Intake to</text:span></text:p>
          <text:p text:style-name="P3"><text:span text:style-name="T2">Fee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.08cm" svg:height="3.81cm" svg:x="10.795cm" svg:y="9.525cm">
          <text:p text:style-name="P3"><text:span text:style-name="T2">Idle Piece in</text:span></text:p>
          <text:p text:style-name="P3"><text:span text:style-name="T2">Fee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.08cm" svg:height="3.81cm" svg:x="17.78cm" svg:y="5.715cm">
          <text:p text:style-name="P3"><text:span text:style-name="T2">Shoo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.08cm" svg:height="3.81cm" svg:x="10.795cm" svg:y="2.54cm">
          <text:p text:style-name="P3"><text:span text:style-name="T2">Idle No Pie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0.16cm" svg:y1="3.81cm" svg:x2="7.62cm" svg:y2="5.08cm">
          <text:p/>
        </draw:line>
        <draw:frame draw:style-name="gr4" draw:text-style-name="P6" draw:layer="layout" svg:width="3.81cm" svg:height="2.384cm" svg:x="5.08cm" svg:y="2.696cm">
          <draw:text-box>
            <text:p><text:span text:style-name="T3">Button Intake to Feeder</text:span></text:p>
          </draw:text-box>
        </draw:frame>
        <draw:line draw:style-name="gr3" draw:text-style-name="P5" draw:layer="layout" svg:x1="9.525cm" svg:y1="7.62cm" svg:x2="11.43cm" svg:y2="5.715cm">
          <text:p/>
        </draw:line>
        <draw:frame draw:style-name="gr5" draw:text-style-name="P6" draw:layer="layout" svg:width="3.81cm" svg:height="0.962cm" svg:x="10.16cm" svg:y="7.058cm">
          <draw:text-box>
            <text:p><text:span text:style-name="T3">Stop Motor</text:span></text:p>
          </draw:text-box>
        </draw:frame>
        <draw:line draw:style-name="gr3" draw:text-style-name="P5" draw:layer="layout" svg:x1="19.585cm" svg:y1="5.28cm" svg:x2="16.41cm" svg:y2="4.01cm">
          <text:p/>
        </draw:line>
        <draw:frame draw:style-name="gr6" draw:text-style-name="P6" draw:layer="layout" svg:width="3.81cm" svg:height="1.673cm" svg:x="18.415cm" svg:y="3cm">
          <draw:text-box>
            <text:p><text:span text:style-name="T3">End of Shoot Seq.</text:span></text:p>
          </draw:text-box>
        </draw:frame>
        <draw:line draw:style-name="gr3" draw:text-style-name="P5" draw:layer="layout" svg:x1="16.31cm" svg:y1="10.995cm" svg:x2="18.215cm" svg:y2="9.09cm">
          <text:p/>
        </draw:line>
        <draw:frame draw:style-name="gr6" draw:text-style-name="P6" draw:layer="layout" svg:width="3.81cm" svg:height="1.673cm" svg:x="17.145cm" svg:y="10.16cm">
          <draw:text-box>
            <text:p><text:span text:style-name="T3">Shoot Button</text:span></text:p>
          </draw:text-box>
        </draw:frame>
        <draw:line draw:style-name="gr3" draw:text-style-name="P5" draw:layer="layout" svg:x1="8.255cm" svg:y1="9.525cm" svg:x2="10.16cm" svg:y2="10.795cm">
          <text:p/>
        </draw:line>
        <draw:frame draw:style-name="gr5" draw:text-style-name="P6" draw:layer="layout" svg:width="3.81cm" svg:height="0.962cm" svg:x="6.985cm" svg:y="10.392cm">
          <draw:text-box>
            <text:p><text:span text:style-name="T3">Trigger</text:span></text:p>
          </draw:text-box>
        </draw:frame>
        <draw:frame presentation:style-name="pr2" draw:text-style-name="P8" draw:layer="layout" svg:width="28cm" svg:height="1.423cm" svg:x="0cm" svg:y="14.327cm" presentation:class="title" presentation:user-transformed="true">
          <draw:text-box>
            <text:p text:style-name="P7"><text:span text:style-name="T4">States are represented by the BCRRobotState class in Utilities</text:span><text:span text:style-name="T4"><text:line-break/></text:span><text:span text:style-name="T4">Slide last updated 2024/03/03</text:span></text:p>
          </draw:text-box>
        </draw:frame>
        <draw:line draw:style-name="gr3" draw:text-style-name="P5" draw:layer="layout" svg:x1="9.525cm" svg:y1="7.62cm" svg:x2="11.43cm" svg:y2="9.525cm">
          <text:p/>
        </draw:lin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51cm" draw:shadow-offset-y="0.051cm" draw:shadow-color="#ff950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 draw:shadow="hidden" draw:shadow-offset-x="0cm" draw:shadow-offset-y="0cm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 draw:shadow="visible" draw:shadow-offset-x="0.152cm" draw:shadow-offset-y="0.152cm" draw:shadow-color="#004586" loext:shadow-blur="1.94cm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3T14:34:47.526000000</meta:creation-date>
    <meta:editing-duration>PT1H19M14S</meta:editing-duration>
    <meta:editing-cycles>7</meta:editing-cycles>
    <meta:generator>LibreOffice/7.6.4.1$Windows_X86_64 LibreOffice_project/e19e193f88cd6c0525a17fb7a176ed8e6a3e2aa1</meta:generator>
    <dc:title>Forestbird</dc:title>
    <dc:date>2024-03-04T20:12:11.406000000</dc:date>
    <meta:document-statistic meta:object-count="283"/>
  </office:meta>
</office:document-meta>
</file>